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 columnalign="right">
          <msub>
            <mi>x</mi>
            <mi>c</mi>
          </msub>
        </mtd>
        <mtd>
          <mtext>=</mtext>
        </mtd>
        <mtd columnalign="left">
          <mrow>
            <mrow>
              <msub>
                <mi>y</mi>
                <mi>a</mi>
              </msub>
              <mo stretchy="false">+</mo>
              <mi>tan</mi>
            </mrow>
            <mrow>
              <mi>α</mi>
              <mo stretchy="false">⋅</mo>
              <mrow>
                <mo fence="true" form="prefix" stretchy="false">(</mo>
                <mrow>
                  <mrow>
                    <msub>
                      <mi>x</mi>
                      <mi>c</mi>
                    </msub>
                    <mo stretchy="false">−</mo>
                    <msub>
                      <mi>x</mi>
                      <mi>a</mi>
                    </msub>
                  </mrow>
                </mrow>
                <mo fence="true" form="postfix" stretchy="false">)</mo>
              </mrow>
            </mrow>
          </mrow>
        </mtd>
      </mtr>
      <mtr>
        <mtd>
          <mtext/>
        </mtd>
        <mtd>
          <mtext>and</mtext>
        </mtd>
        <mtd>
          <mrow/>
        </mtd>
      </mtr>
      <mtr>
        <mtd columnalign="right">
          <msub>
            <mi>x</mi>
            <mi>c</mi>
          </msub>
        </mtd>
        <mtd>
          <mtext>=</mtext>
        </mtd>
        <mtd columnalign="left">
          <mrow>
            <mrow>
              <msub>
                <mi>y</mi>
                <mi>b</mi>
              </msub>
              <mo stretchy="false">+</mo>
              <mi>tan</mi>
            </mrow>
            <mrow>
              <mi>β</mi>
              <mo stretchy="false">⋅</mo>
              <mrow>
                <mo fence="true" form="prefix" stretchy="false">(</mo>
                <mrow>
                  <mrow>
                    <msub>
                      <mi>x</mi>
                      <mi>c</mi>
                    </msub>
                    <mo stretchy="false">−</mo>
                    <msub>
                      <mi>x</mi>
                      <mi>b</mi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/>
        </mtd>
        <mtd>
          <mtext>so</mtext>
        </mtd>
        <mtd>
          <mrow/>
        </mtd>
      </mtr>
      <mtr>
        <mtd columnalign="right">
          <mrow>
            <mrow>
              <msub>
                <mi>y</mi>
                <mi>b</mi>
              </msub>
              <mo stretchy="false">+</mo>
              <mi>tan</mi>
            </mrow>
            <mrow>
              <mi>β</mi>
              <mo stretchy="false">⋅</mo>
              <mrow>
                <mo fence="true" form="prefix" stretchy="false">(</mo>
                <mrow>
                  <mrow>
                    <msub>
                      <mi>x</mi>
                      <mi>c</mi>
                    </msub>
                    <mo stretchy="false">−</mo>
                    <msub>
                      <mi>x</mi>
                      <mi>b</mi>
                    </msub>
                  </mrow>
                </mrow>
                <mo fence="true" form="postfix" stretchy="false">)</mo>
              </mrow>
            </mrow>
          </mrow>
        </mtd>
        <mtd>
          <mtext>=</mtext>
        </mtd>
        <mtd columnalign="left">
          <mrow>
            <mrow>
              <msub>
                <mi>y</mi>
                <mi>a</mi>
              </msub>
              <mo stretchy="false">+</mo>
              <mi>tan</mi>
            </mrow>
            <mrow>
              <mi>α</mi>
              <mo stretchy="false">⋅</mo>
              <mrow>
                <mo fence="true" form="prefix" stretchy="false">(</mo>
                <mrow>
                  <mrow>
                    <msub>
                      <mi>x</mi>
                      <mi>c</mi>
                    </msub>
                    <mo stretchy="false">−</mo>
                    <msub>
                      <mi>x</mi>
                      <mi>a</mi>
                    </msub>
                  </mrow>
                </mrow>
                <mo fence="true" form="postfix" stretchy="false">)</mo>
              </mrow>
            </mrow>
          </mrow>
        </mtd>
      </mtr>
      <mtr>
        <mtd columnalign="right">
          <mrow>
            <mrow>
              <msub>
                <mi>y</mi>
                <mi>b</mi>
              </msub>
              <mo stretchy="false">+</mo>
              <mrow>
                <mrow>
                  <mo fence="true" form="prefix" stretchy="false">(</mo>
                  <mrow>
                    <mrow>
                      <msub>
                        <mi>x</mi>
                        <mi>c</mi>
                      </msub>
                      <mo stretchy="false">−</mo>
                      <msub>
                        <mi>x</mi>
                        <mi>b</mi>
                      </msub>
                    </mrow>
                  </mrow>
                  <mo fence="true" form="postfix" stretchy="false">)</mo>
                </mrow>
                <mo stretchy="false">⋅</mo>
                <mi>tan</mi>
              </mrow>
            </mrow>
            <mi>β</mi>
          </mrow>
        </mtd>
        <mtd>
          <mtext>=</mtext>
        </mtd>
        <mtd columnalign="left">
          <mrow>
            <mrow>
              <msub>
                <mi>y</mi>
                <mi>a</mi>
              </msub>
              <mo stretchy="false">+</mo>
              <mrow>
                <mrow>
                  <mo fence="true" form="prefix" stretchy="false">(</mo>
                  <mrow>
                    <mrow>
                      <msub>
                        <mi>x</mi>
                        <mi>c</mi>
                      </msub>
                      <mo stretchy="false">−</mo>
                      <msub>
                        <mi>x</mi>
                        <mi>a</mi>
                      </msub>
                    </mrow>
                  </mrow>
                  <mo fence="true" form="postfix" stretchy="false">)</mo>
                </mrow>
                <mo stretchy="false">⋅</mo>
                <mi>tan</mi>
              </mrow>
            </mrow>
            <mi>α</mi>
          </mrow>
        </mtd>
      </mtr>
      <mtr>
        <mtd columnalign="right">
          <mrow>
            <mrow>
              <msub>
                <mi>y</mi>
                <mi>b</mi>
              </msub>
              <mo stretchy="false">+</mo>
              <mrow>
                <msub>
                  <mi>x</mi>
                  <mi>c</mi>
                </msub>
                <mo stretchy="false">⋅</mo>
                <mi>tan</mi>
              </mrow>
            </mrow>
            <mrow>
              <mi>β</mi>
              <mo stretchy="false">−</mo>
              <mrow>
                <msub>
                  <mi>x</mi>
                  <mi>b</mi>
                </msub>
                <mo stretchy="false">⋅</mo>
                <mi>tan</mi>
              </mrow>
            </mrow>
            <mi>β</mi>
          </mrow>
        </mtd>
        <mtd>
          <mtext>=</mtext>
        </mtd>
        <mtd columnalign="left">
          <mrow>
            <mrow>
              <msub>
                <mi>y</mi>
                <mi>a</mi>
              </msub>
              <mo stretchy="false">+</mo>
              <mrow>
                <msub>
                  <mi>x</mi>
                  <mi>c</mi>
                </msub>
                <mo stretchy="false">⋅</mo>
                <mi>tan</mi>
              </mrow>
            </mrow>
            <mrow>
              <mi>α</mi>
              <mo stretchy="false">−</mo>
              <mrow>
                <msub>
                  <mi>x</mi>
                  <mi>a</mi>
                </msub>
                <mo stretchy="false">⋅</mo>
                <mi>tan</mi>
              </mrow>
            </mrow>
            <mi>α</mi>
          </mrow>
        </mtd>
      </mtr>
      <mtr>
        <mtd columnalign="right">
          <mrow>
            <mrow>
              <msub>
                <mi>x</mi>
                <mi>c</mi>
              </msub>
              <mo stretchy="false">⋅</mo>
              <mi>tan</mi>
            </mrow>
            <mrow>
              <mi>β</mi>
              <mo stretchy="false">−</mo>
              <mrow>
                <msub>
                  <mi>x</mi>
                  <mi>b</mi>
                </msub>
                <mo stretchy="false">⋅</mo>
                <mi>tan</mi>
              </mrow>
            </mrow>
            <mi>β</mi>
          </mrow>
        </mtd>
        <mtd>
          <mtext>=</mtext>
        </mtd>
        <mtd columnalign="left">
          <mrow>
            <mrow>
              <msub>
                <mi>y</mi>
                <mi>a</mi>
              </msub>
              <mo stretchy="false">−</mo>
              <msub>
                <mi>y</mi>
                <mi>b</mi>
              </msub>
              <mo stretchy="false">+</mo>
              <mrow>
                <msub>
                  <mi>x</mi>
                  <mi>c</mi>
                </msub>
                <mo stretchy="false">⋅</mo>
                <mi>tan</mi>
              </mrow>
            </mrow>
            <mrow>
              <mi>α</mi>
              <mo stretchy="false">−</mo>
              <mrow>
                <msub>
                  <mi>x</mi>
                  <mi>a</mi>
                </msub>
                <mo stretchy="false">⋅</mo>
                <mi>tan</mi>
              </mrow>
            </mrow>
            <mi>α</mi>
          </mrow>
        </mtd>
      </mtr>
      <mtr>
        <mtd columnalign="right">
          <mrow>
            <mrow>
              <msub>
                <mi>x</mi>
                <mi>c</mi>
              </msub>
              <mo stretchy="false">⋅</mo>
              <mi>tan</mi>
            </mrow>
            <mi>β</mi>
          </mrow>
        </mtd>
        <mtd>
          <mtext>=</mtext>
        </mtd>
        <mtd columnalign="left">
          <mrow>
            <mrow>
              <msub>
                <mi>y</mi>
                <mi>a</mi>
              </msub>
              <mo stretchy="false">−</mo>
              <msub>
                <mi>y</mi>
                <mi>b</mi>
              </msub>
              <mo stretchy="false">+</mo>
              <mrow>
                <msub>
                  <mi>x</mi>
                  <mi>c</mi>
                </msub>
                <mo stretchy="false">⋅</mo>
                <mi>tan</mi>
              </mrow>
            </mrow>
            <mrow>
              <mi>α</mi>
              <mo stretchy="false">−</mo>
              <mrow>
                <msub>
                  <mi>x</mi>
                  <mi>a</mi>
                </msub>
                <mo stretchy="false">⋅</mo>
                <mi>tan</mi>
              </mrow>
            </mrow>
            <mrow>
              <mi>α</mi>
              <mo stretchy="false">+</mo>
              <mrow>
                <msub>
                  <mi>x</mi>
                  <mi>b</mi>
                </msub>
                <mo stretchy="false">⋅</mo>
                <mi>tan</mi>
              </mrow>
            </mrow>
            <mi>β</mi>
          </mrow>
        </mtd>
      </mtr>
      <mtr>
        <mtd columnalign="right">
          <mrow>
            <mrow>
              <msub>
                <mi>x</mi>
                <mi>c</mi>
              </msub>
              <mo stretchy="false">⋅</mo>
              <mi>tan</mi>
            </mrow>
            <mrow>
              <mi>β</mi>
              <mo stretchy="false">−</mo>
              <mrow>
                <msub>
                  <mi>x</mi>
                  <mi>c</mi>
                </msub>
                <mo stretchy="false">⋅</mo>
                <mi>tan</mi>
              </mrow>
            </mrow>
            <mi>α</mi>
          </mrow>
        </mtd>
        <mtd>
          <mtext>=</mtext>
        </mtd>
        <mtd columnalign="left">
          <mrow>
            <mrow>
              <msub>
                <mi>y</mi>
                <mi>a</mi>
              </msub>
              <mo stretchy="false">−</mo>
              <msub>
                <mi>y</mi>
                <mi>b</mi>
              </msub>
              <mo stretchy="false">−</mo>
              <mrow>
                <msub>
                  <mi>x</mi>
                  <mi>a</mi>
                </msub>
                <mo stretchy="false">⋅</mo>
                <mi>tan</mi>
              </mrow>
            </mrow>
            <mrow>
              <mi>α</mi>
              <mo stretchy="false">+</mo>
              <mrow>
                <msub>
                  <mi>x</mi>
                  <mi>b</mi>
                </msub>
                <mo stretchy="false">⋅</mo>
                <mi>tan</mi>
              </mrow>
            </mrow>
            <mi>β</mi>
          </mrow>
        </mtd>
      </mtr>
      <mtr>
        <mtd columnalign="right">
          <mrow>
            <msub>
              <mi>x</mi>
              <mi>c</mi>
            </msub>
            <mo stretchy="false">⋅</mo>
            <mrow>
              <mo fence="true" form="prefix" stretchy="false">(</mo>
              <mrow>
                <mrow>
                  <mi>tan</mi>
                  <mrow>
                    <mi>β</mi>
                    <mo stretchy="false">−</mo>
                    <mi>tan</mi>
                  </mrow>
                  <mi>α</mi>
                </mrow>
              </mrow>
              <mo fence="true" form="postfix" stretchy="false">)</mo>
            </mrow>
          </mrow>
        </mtd>
        <mtd>
          <mtext>=</mtext>
        </mtd>
        <mtd columnalign="left">
          <mrow>
            <mrow>
              <msub>
                <mi>y</mi>
                <mi>a</mi>
              </msub>
              <mo stretchy="false">−</mo>
              <msub>
                <mi>y</mi>
                <mi>b</mi>
              </msub>
              <mo stretchy="false">−</mo>
              <mrow>
                <msub>
                  <mi>x</mi>
                  <mi>a</mi>
                </msub>
                <mo stretchy="false">⋅</mo>
                <mi>tan</mi>
              </mrow>
            </mrow>
            <mrow>
              <mi>α</mi>
              <mo stretchy="false">+</mo>
              <mrow>
                <msub>
                  <mi>x</mi>
                  <mi>b</mi>
                </msub>
                <mo stretchy="false">⋅</mo>
                <mi>tan</mi>
              </mrow>
            </mrow>
            <mi>β</mi>
          </mrow>
        </mtd>
      </mtr>
      <mtr>
        <mtd columnalign="right">
          <msub>
            <mi>x</mi>
            <mi>c</mi>
          </msub>
        </mtd>
        <mtd>
          <mtext>=</mtext>
        </mtd>
        <mtd columnalign="left">
          <mfrac>
            <mrow>
              <mrow>
                <msub>
                  <mi>y</mi>
                  <mi>a</mi>
                </msub>
                <mo stretchy="false">−</mo>
                <msub>
                  <mi>y</mi>
                  <mi>b</mi>
                </msub>
                <mo stretchy="false">−</mo>
                <mrow>
                  <msub>
                    <mi>x</mi>
                    <mi>a</mi>
                  </msub>
                  <mo stretchy="false">⋅</mo>
                  <mi>tan</mi>
                </mrow>
              </mrow>
              <mrow>
                <mi>α</mi>
                <mo stretchy="false">+</mo>
                <mrow>
                  <msub>
                    <mi>x</mi>
                    <mi>b</mi>
                  </msub>
                  <mo stretchy="false">⋅</mo>
                  <mi>tan</mi>
                </mrow>
              </mrow>
              <mi>β</mi>
            </mrow>
            <mrow>
              <mi>tan</mi>
              <mrow>
                <mi>β</mi>
                <mo stretchy="false">−</mo>
                <mi>tan</mi>
              </mrow>
              <mi>α</mi>
            </mrow>
          </mfrac>
        </mtd>
      </mtr>
    </mtable>
    <annotation encoding="StarMath 5.0">matrix { 

alignr 
x_{c} 
# alignc "=" # alignl
y_{a} + tan%alpha cdot ( x_{c} - x_{a} )
##

"" # alignc "and" # {} ##


alignr 
x_{c} 
# alignc "=" # alignl
y_{b} + tan%beta cdot ( x_{c} - x_{b} )
##

{} # alignc"so" # {} ##

alignr 
y_{b} + tan%beta cdot ( x_{c} - x_{b} )
# alignc "=" # alignl
y_{a} + tan%alpha cdot ( x_{c} - x_{a} )
##

alignr
y_{b} + ( x_{c} - x_{b} ) cdot tan%beta
# alignc "=" # alignl
y_{a} + ( x_{c} - x_{a} ) cdot tan%alpha
##

alignr 
y_{b} + x_{c} cdot tan%beta - x_{b} cdot tan%beta
# alignc "=" # alignl
y_{a} + x_{c} cdot tan%alpha - x_{a} cdot tan%alpha
##

alignr 
x_{c} cdot tan%beta - x_{b} cdot tan%beta
# alignc "=" # alignl
y_{a} - y_{b} + x_{c} cdot tan%alpha - x_{a} cdot tan%alpha
##

alignr 
x_{c} cdot tan%beta
# alignc "=" # alignl
y_{a} - y_{b} + x_{c} cdot tan%alpha - x_{a} cdot tan%alpha + x_{b} cdot tan%beta
##

alignr
x_{c} cdot tan%beta - x_{c} cdot tan%alpha 
# alignc "=" # alignl
y_{a} - y_{b} - x_{a} cdot tan%alpha + x_{b} cdot tan%beta
##

alignr 
x_{c} cdot (tan%beta - tan%alpha )
# alignc "=" # alignl
y_{a} - y_{b} - x_{a} cdot tan%alpha + x_{b} cdot tan%beta
##

alignr 
x_{c}
# alignc "=" # alignl
frac {y_{a} - y_{b} - x_{a} cdot tan%alpha + x_{b} cdot tan%beta} {alignc tan%beta - tan%alpha}

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22:20:30.960000000</meta:creation-date>
    <dc:date>2022-12-12T23:39:59.205000000</dc:date>
    <meta:editing-duration>PT1H19M27S</meta:editing-duration>
    <meta:editing-cycles>9</meta:editing-cycles>
    <meta:generator>LibreOffice/7.4.1.2$Windows_X86_64 LibreOffice_project/3c58a8f3a960df8bc8fd77b461821e42c061c5f0</meta:generator>
  </office:meta>
</office:document-meta>
</file>